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100">
      <style:table-cell-properties fo:border="0.06pt solid #000000"/>
    </style:style>
    <style:style style:name="ce11" style:family="table-cell" style:parent-style-name="Default" style:data-style-name="N100">
      <style:table-cell-properties fo:background-color="#ffffff" fo:border="0.06pt solid #000000"/>
    </style:style>
    <style:style style:name="ce12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7" office:value-type="string" calcext:value-type="string">
            <text:p>Abbreviation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3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0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4</text:p>
          </table:table-cell>
          <table:table-cell table:style-name="ce5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org0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1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2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2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 Euratechnologie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/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 de Henares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5:30:07.375677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8T15:30:33.432603825</dc:date>
    <meta:editing-cycles>30</meta:editing-cycles>
    <meta:editing-duration>PT1H12M48S</meta:editing-duration>
    <meta:document-statistic meta:table-count="1" meta:cell-count="313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